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draw:fill="none" draw:fill-color="#eeeee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solid" draw:fill-color="#ffffff" draw:textarea-horizontal-align="center"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fill="solid" draw:fill-color="#eeeeee" draw:textarea-vertical-align="middle"/>
    </style:style>
    <style:style style:name="gr6" style:family="graphic" style:parent-style-name="standard">
      <style:graphic-properties draw:fill="solid" draw:fill-color="#ffffff" draw:textarea-vertical-align="middle"/>
    </style:style>
    <style:style style:name="gr7" style:family="graphic" style:parent-style-name="objectwithoutfill">
      <style:graphic-properties draw:fill="none" draw:fill-color="#ccffff" draw:textarea-vertical-align="middle"/>
    </style:style>
    <style:style style:name="gr8" style:family="graphic" style:parent-style-name="standard">
      <style:graphic-properties draw:stroke="none" draw:textarea-vertical-align="middle"/>
    </style:style>
    <style:style style:name="gr9" style:family="graphic" style:parent-style-name="objectwithoutfill">
      <style:graphic-properties draw:fill="none" draw:fill-color="#ffffff" draw:textarea-vertical-align="middle"/>
    </style:style>
    <style:style style:name="gr10" style:family="graphic" style:parent-style-name="objectwithoutfill">
      <style:graphic-properties draw:fill="solid" draw:fill-color="#ff3333" draw:textarea-vertical-align="middle"/>
    </style:style>
    <style:style style:name="gr11" style:family="graphic" style:parent-style-name="objectwithoutfill">
      <style:graphic-properties svg:stroke-color="#808080" draw:fill="none" draw:fill-color="#ffff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558cm" fo:min-width="0cm"/>
    </style:style>
    <style:style style:name="gr13" style:family="graphic" style:parent-style-name="standard">
      <style:graphic-properties svg:stroke-color="#ff6600" draw:fill="solid" draw:fill-color="#ffffff" draw:textarea-horizontal-align="justify" draw:textarea-vertical-align="middle" draw:auto-grow-height="false"/>
    </style:style>
    <style:style style:name="gr14" style:family="graphic" style:parent-style-name="standard">
      <style:graphic-properties svg:stroke-color="#000000" draw:fill="solid" draw:fill-color="#ffffff"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000000" draw:fill="none" draw:fill-color="#ffffff" draw:textarea-horizontal-align="justify" draw:textarea-vertical-align="middle" draw:auto-grow-height="false"/>
    </style:style>
    <style:style style:name="gr17" style:family="graphic" style:parent-style-name="standard">
      <style:graphic-properties draw:fill="solid" draw:fill-color="#b2b2b2" draw:textarea-vertical-align="middle"/>
    </style:style>
    <style:style style:name="gr18" style:family="graphic" style:parent-style-name="standard">
      <style:graphic-properties draw:fill="solid" draw:fill-color="#99ccff" draw:textarea-vertical-align="middle"/>
    </style:style>
    <style:style style:name="gr19" style:family="graphic" style:parent-style-name="standard">
      <style:graphic-properties draw:fill="solid" draw:fill-color="#808080" draw:textarea-vertical-align="middle"/>
    </style:style>
    <style:style style:name="gr20" style:family="graphic" style:parent-style-name="standard">
      <style:graphic-properties draw:fill="solid" draw:fill-color="#dddddd"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dash" draw:stroke-dash="Fine_20_Dashed" svg:stroke-width="0.152cm" svg:stroke-color="#83caff" draw:marker-start-width="0.427cm" draw:marker-end-width="0.427cm" draw:fill="none" draw:fill-color="#eeeeee"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line-height="100%"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4.797cm" svg:height="21.446cm" svg:x="-1.032cm" svg:y="3.953cm" svg:viewBox="0 0 34798 21447" svg:d="m0 18845c0-3470 729-6419 2331-9423s3595-5163 6369-6897 5496-2525 8699-2525 5926 791 8700 2525 4765 3894 6368 6897 2331 5953 2331 9423-34798 3470-34798 0z">
          <text:p/>
        </draw:path>
        <draw:g>
          <draw:line draw:style-name="gr2" draw:text-style-name="P1" draw:layer="layout" svg:x1="16.556cm" svg:y1="8.018cm" svg:x2="16.556cm" svg:y2="8.232cm">
            <text:p/>
          </draw:line>
          <draw:line draw:style-name="gr2" draw:text-style-name="P1" draw:layer="layout" svg:x1="16.658cm" svg:y1="8.019cm" svg:x2="16.658cm" svg:y2="8.233cm">
            <text:p/>
          </draw:line>
          <draw:path draw:style-name="gr3" draw:text-style-name="P1" draw:layer="layout" svg:width="0.292cm" svg:height="0.17cm" svg:x="16.458cm" svg:y="7.675cm" svg:viewBox="0 0 293 171" svg:d="m66 171h163zm64-171-65 171zm-228-171 65 171zm-65-171h293z">
            <text:p/>
          </draw:path>
          <draw:line draw:style-name="gr2" draw:text-style-name="P1" draw:layer="layout" svg:x1="16.458cm" svg:y1="8.232cm" svg:x2="16.751cm" svg:y2="8.232cm">
            <text:p/>
          </draw:line>
          <draw:path draw:style-name="gr3" draw:text-style-name="P1" draw:layer="layout" svg:width="0.672cm" svg:height="0.17cm" svg:x="16.274cm" svg:y="8.232cm" svg:viewBox="0 0 673 171" svg:d="m673 0-98 171zm-488 0h488zm-575-171 87 171zm-87-171h673z">
            <text:p/>
          </draw:path>
          <draw:rect draw:style-name="gr4" draw:text-style-name="P1" draw:layer="layout" svg:width="0.684cm" svg:height="0.171cm" svg:x="16.263cm" svg:y="8.608cm">
            <text:p/>
          </draw:rect>
          <draw:rect draw:style-name="gr5" draw:text-style-name="P1" draw:layer="layout" svg:width="0.162cm" svg:height="0.086cm" svg:x="16.361cm" svg:y="8.146cm">
            <text:p/>
          </draw:rect>
          <draw:rect draw:style-name="gr5" draw:text-style-name="P1" draw:layer="layout" svg:width="0.065cm" svg:height="0.086cm" svg:x="16.719cm" svg:y="8.146cm">
            <text:p/>
          </draw:rect>
          <draw:ellipse draw:style-name="gr6" draw:text-style-name="P1" draw:layer="layout" svg:width="2.54cm" svg:height="1.808cm" svg:x="15.351cm" svg:y="5.477cm">
            <text:p/>
          </draw:ellipse>
          <draw:line draw:style-name="gr2" draw:text-style-name="P1" draw:layer="layout" svg:x1="16.607cm" svg:y1="7.676cm" svg:x2="16.607cm" svg:y2="7.291cm">
            <text:p/>
          </draw:line>
          <draw:path draw:style-name="gr3" draw:text-style-name="P1" draw:layer="layout" svg:width="0.292cm" svg:height="0.17cm" svg:x="16.454cm" svg:y="7.846cm" svg:viewBox="0 0 293 171" svg:d="m66 171h163zm64-171-65 171zm-228-171 65 171zm-65-171h293z">
            <text:p/>
          </draw:path>
          <draw:path draw:style-name="gr3" draw:text-style-name="P1" draw:layer="layout" svg:width="0.672cm" svg:height="0.17cm" svg:x="16.275cm" svg:y="8.403cm" svg:viewBox="0 0 673 171" svg:d="m673 0-98 171zm-488 0h488zm-575-171 87 171zm-87-171h673z">
            <text:p/>
          </draw:path>
          <draw:line draw:style-name="gr7" draw:text-style-name="P1" draw:layer="layout" svg:x1="16.556cm" svg:y1="8.232cm" svg:x2="16.658cm" svg:y2="8.163cm">
            <text:p/>
          </draw:line>
          <draw:line draw:style-name="gr7" draw:text-style-name="P1" draw:layer="layout" svg:x1="16.556cm" svg:y1="8.165cm" svg:x2="16.658cm" svg:y2="8.096cm">
            <text:p/>
          </draw:line>
          <draw:line draw:style-name="gr7" draw:text-style-name="P1" draw:layer="layout" svg:x1="16.556cm" svg:y1="8.088cm" svg:x2="16.658cm" svg:y2="8.019cm">
            <text:p/>
          </draw:line>
          <draw:line draw:style-name="gr7" draw:text-style-name="P1" draw:layer="layout" svg:x1="16.658cm" svg:y1="8.089cm" svg:x2="16.556cm" svg:y2="8.02cm">
            <text:p/>
          </draw:line>
          <draw:line draw:style-name="gr7" draw:text-style-name="P1" draw:layer="layout" svg:x1="16.658cm" svg:y1="8.23cm" svg:x2="16.556cm" svg:y2="8.161cm">
            <text:p/>
          </draw:line>
          <draw:line draw:style-name="gr7" draw:text-style-name="P1" draw:layer="layout" svg:x1="16.658cm" svg:y1="8.159cm" svg:x2="16.556cm" svg:y2="8.09cm">
            <text:p/>
          </draw:line>
        </draw:g>
        <draw:path draw:style-name="gr5" draw:text-style-name="P1" draw:layer="layout" svg:width="28.717cm" svg:height="10.117cm" svg:x="2.397cm" svg:y="14.028cm" svg:viewBox="0 0 28718 10118" svg:d="m0 8890c0-1637 602-3028 1924-4445s2966-2436 5256-3254 4535-1191 7179-1191 4890 373 7180 1191 3933 1837 5255 3254 1924 2808 1924 4445-28718 1637-28718 0z">
          <text:p/>
        </draw:path>
        <draw:path draw:style-name="gr8" draw:text-style-name="P1" draw:layer="layout" svg:width="18.555cm" svg:height="11.87cm" svg:x="13.18cm" svg:y="13.237cm" svg:viewBox="0 0 18556 11871" svg:d="m18554 10528c45-1804-877-4062-2245-5625s-3070-2686-5439-3589-4693-1314-7429-1314-3556 7718-3429 11782c7112 254 17272 0 18542-1254z">
          <text:p/>
        </draw:path>
        <draw:g>
          <draw:line draw:style-name="gr9" draw:text-style-name="P1" draw:layer="layout" svg:x1="14.027cm" svg:y1="14.139cm" svg:x2="14.027cm" svg:y2="14.393cm">
            <text:p/>
          </draw:line>
          <draw:polygon draw:style-name="gr10" draw:text-style-name="P1" draw:layer="layout" svg:width="1.65cm" svg:height="0.888cm" svg:x="12.938cm" svg:y="14.097cm" svg:viewBox="0 0 1651 889" draw:points="0,889 0,381 826,0 1651,381 1651,889">
            <text:p/>
          </draw:polygon>
          <draw:rect draw:style-name="gr6" draw:text-style-name="P1" draw:layer="layout" svg:width="0.117cm" svg:height="0.128cm" svg:x="13.031cm" svg:y="14.578cm">
            <text:p/>
          </draw:rect>
          <draw:rect draw:style-name="gr6" draw:text-style-name="P1" draw:layer="layout" svg:width="0.117cm" svg:height="0.127cm" svg:x="13.218cm" svg:y="14.579cm">
            <text:p/>
          </draw:rect>
          <draw:rect draw:style-name="gr6" draw:text-style-name="P1" draw:layer="layout" svg:width="0.119cm" svg:height="0.128cm" svg:x="13.404cm" svg:y="14.579cm">
            <text:p/>
          </draw:rect>
          <draw:rect draw:style-name="gr6" draw:text-style-name="P1" draw:layer="layout" svg:width="0.12cm" svg:height="0.128cm" svg:x="13.59cm" svg:y="14.579cm">
            <text:p/>
          </draw:rect>
          <draw:rect draw:style-name="gr6" draw:text-style-name="P1" draw:layer="layout" svg:width="0.118cm" svg:height="0.124cm" svg:x="13.777cm" svg:y="14.583cm">
            <text:p/>
          </draw:rect>
          <draw:rect draw:style-name="gr6" draw:text-style-name="P1" draw:layer="layout" svg:width="0.117cm" svg:height="0.128cm" svg:x="13.965cm" svg:y="14.583cm">
            <text:p/>
          </draw:rect>
          <draw:rect draw:style-name="gr6" draw:text-style-name="P1" draw:layer="layout" svg:width="0.117cm" svg:height="0.126cm" svg:x="14.152cm" svg:y="14.585cm">
            <text:p/>
          </draw:rect>
          <draw:rect draw:style-name="gr6" draw:text-style-name="P1" draw:layer="layout" svg:width="0.117cm" svg:height="0.128cm" svg:x="14.337cm" svg:y="14.585cm">
            <text:p/>
          </draw:rect>
          <draw:rect draw:style-name="gr6" draw:text-style-name="P1" draw:layer="layout" svg:width="0.471cm" svg:height="0.254cm" svg:x="13.528cm" svg:y="14.732cm">
            <text:p/>
          </draw:rect>
          <draw:line draw:style-name="gr9" draw:text-style-name="P1" draw:layer="layout" svg:x1="12.938cm" svg:y1="14.478cm" svg:x2="14.589cm" svg:y2="14.478cm">
            <text:p/>
          </draw:line>
          <draw:ellipse draw:style-name="gr6" draw:text-style-name="P1" draw:layer="layout" svg:width="0.241cm" svg:height="0.494cm" draw:transform="skewX (0.0706858347057569) rotate (0.623606141737456) translate (13.816cm 13.986cm)">
            <text:p/>
          </draw:ellipse>
          <draw:line draw:style-name="gr11" draw:text-style-name="P1" draw:layer="layout" svg:x1="14.172cm" svg:y1="14.351cm" svg:x2="14.235cm" svg:y2="13.97cm">
            <text:p/>
          </draw:line>
          <draw:line draw:style-name="gr11" draw:text-style-name="P1" draw:layer="layout" svg:x1="13.934cm" svg:y1="13.903cm" svg:x2="14.236cm" svg:y2="13.971cm">
            <text:p/>
          </draw:line>
          <draw:line draw:style-name="gr11" draw:text-style-name="P1" draw:layer="layout" svg:x1="13.955cm" svg:y1="14.202cm" svg:x2="14.236cm" svg:y2="13.971cm">
            <text:p/>
          </draw:line>
          <draw:line draw:style-name="gr11" draw:text-style-name="P1" draw:layer="layout" svg:x1="14.157cm" svg:y1="14.077cm" svg:x2="14.237cm" svg:y2="13.971cm">
            <text:p/>
          </draw:line>
        </draw:g>
        <draw:frame draw:style-name="gr12" draw:layer="layout" svg:width="6.915cm" svg:height="0.962cm" draw:transform="rotate (0.0006981317007976) translate (10.086cm 15.245cm)">
          <draw:text-box>
            <text:p>Anthropogenic Noise</text:p>
          </draw:text-box>
        </draw:frame>
        <draw:g>
          <draw:line draw:style-name="gr9" draw:text-style-name="P1" draw:layer="layout" svg:x1="34.528cm" svg:y1="9.668cm" svg:x2="25.511cm" svg:y2="8.779cm">
            <text:p/>
          </draw:line>
          <draw:custom-shape draw:style-name="gr13" draw:text-style-name="P1" draw:layer="layout" svg:width="0.381cm" svg:height="0.381cm" svg:x="25.277cm" svg:y="8.5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25.384cm" svg:y1="8.753cm" svg:x2="18.907cm" svg:y2="6.721cm">
            <text:p/>
          </draw:line>
          <draw:line draw:style-name="gr9" draw:text-style-name="P1" draw:layer="layout" svg:x1="25.385cm" svg:y1="8.753cm" svg:x2="18.653cm" svg:y2="9.287cm">
            <text:p/>
          </draw:line>
          <draw:custom-shape draw:style-name="gr14" draw:text-style-name="P1" draw:layer="layout" svg:width="0.381cm" svg:height="2.667cm" draw:transform="rotate (-0.106988683148418) translate (18.757cm 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 draw:text-style-name="P1" draw:layer="layout" svg:width="4.797cm" svg:height="1.085cm" draw:transform="skewX (0.614355896701888) rotate (1.11526539202417) translate (13.7842043015945cm 12.9693205897536cm)" svg:viewBox="0 0 4798 1086" svg:d="m0 724c143-241 227-724 430-724 229 0 258 815 487 815 203 0 227-724 430-724 280 0 315 995 594 995s312-995 592-995c229 0 257 815 486 815 254 0 284-905 538-905 229 0 258 814 486 814 204 0 227-724 431-724 152 0 216 362 324 543">
            <text:p/>
          </draw:path>
          <draw:path draw:style-name="gr9" draw:text-style-name="P1" draw:layer="layout" svg:width="4.523cm" svg:height="1.03cm" draw:transform="skewX (0.604407519965522) rotate (1.11020393719338) translate (13.7960577140437cm 13.017533280064cm)" svg:viewBox="0 0 4524 1031" svg:d="m0 687c135-229 215-687 406-687 216 0 243 773 458 773 192 0 215-687 407-687 263 0 296 945 559 945s295-945 559-945c216 0 242 773 458 773 239 0 268-859 508-859 215 0 242 773 458 773 191 0 214-687 406-687 144 0 203 344 305 516">
            <text:p/>
          </draw:path>
          <draw:path draw:style-name="gr9" draw:text-style-name="P1" draw:layer="layout" svg:width="2.89cm" svg:height="0.66cm" draw:transform="skewX (0.600218729760737) rotate (1.10776047624059) translate (13.8760459889563cm 13.284480786559cm)" svg:viewBox="0 0 2891 661" svg:d="m0 441c87-147 137-441 260-441 137 0 154 496 292 496 123 0 137-441 260-441 168 0 189 606 357 606s189-606 357-606c138 0 155 495 293 495 153 0 171-550 324-550 138 0 155 495 293 495 122 0 137-440 260-440 91 0 130 220 195 330">
            <text:p/>
          </draw:path>
          <draw:path draw:style-name="gr9" draw:text-style-name="P1" draw:layer="layout" svg:width="1.279cm" svg:height="2.532cm" draw:transform="skewX (-0.007853981633973) rotate (0.0542797397370134) translate (14.9239215995887cm 9.34532475935419cm)" svg:viewBox="0 0 1280 2533" svg:d="m97 2533c-28-214-134-545-83-642 57-109 280 369 337 259 52-96-134-545-83-642 71-133 343 451 413 318s-185-750-114-884c57-109 280 369 337 260 64-121-167-682-103-803 57-109 280 369 337 260 51-97-134-546-83-643 39-72 150 116 225 174">
            <text:p/>
          </draw:path>
        </draw:g>
        <draw:frame draw:style-name="gr15" draw:layer="layout" svg:width="5.76cm" svg:height="0.962cm" draw:transform="rotate (-0.305432619100136) translate (20.201cm 5.576cm)">
          <draw:text-box>
            <text:p>Direct Cosmic Ray</text:p>
          </draw:text-box>
        </draw:frame>
        <draw:line draw:style-name="gr9" draw:text-style-name="P1" draw:layer="layout" svg:x1="36.941cm" svg:y1="10.652cm" svg:x2="26.146cm" svg:y2="14.621cm">
          <text:p/>
        </draw:line>
        <draw:custom-shape draw:style-name="gr13" draw:text-style-name="P1" draw:layer="layout" svg:width="0.381cm" svg:height="0.381cm" svg:x="25.892cm" svg:y="14.4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22.59cm" svg:y1="16.399cm" svg:x2="19.034cm" svg:y2="10.049cm">
          <text:p/>
        </draw:line>
        <draw:line draw:style-name="gr9" draw:text-style-name="P1" draw:layer="layout" svg:x1="21.955cm" svg:y1="16.018cm" svg:x2="16.875cm" svg:y2="11.573cm">
          <text:p/>
        </draw:line>
        <draw:custom-shape draw:style-name="gr16" draw:text-style-name="P1" draw:layer="layout" svg:width="0.381cm" svg:height="2.667cm" draw:transform="rotate (-0.957487627645096) translate (18.942cm 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5.892cm" svg:y1="14.748cm" svg:x2="21.955cm" svg:y2="16.018cm">
          <text:p/>
        </draw:line>
        <draw:line draw:style-name="gr9" draw:text-style-name="P1" draw:layer="layout" svg:x1="26.019cm" svg:y1="14.775cm" svg:x2="22.59cm" svg:y2="16.426cm">
          <text:p/>
        </draw:line>
        <draw:frame draw:style-name="gr15" draw:layer="layout" svg:width="6.784cm" svg:height="0.962cm" svg:x="18.78cm" svg:y="16.58cm">
          <draw:text-box>
            <text:p>Reflected Cosmic Ray</text:p>
          </draw:text-box>
        </draw:frame>
        <draw:g>
          <draw:rect draw:style-name="gr17" draw:text-style-name="P1" draw:layer="layout" svg:width="0.181cm" svg:height="0.508cm" svg:x="10.561cm" svg:y="3.191cm">
            <text:p/>
          </draw:rect>
          <draw:rect draw:style-name="gr18" draw:text-style-name="P1" draw:layer="layout" svg:width="0.484cm" svg:height="0.381cm" svg:x="10.803cm" svg:y="3.255cm">
            <text:p/>
          </draw:rect>
          <draw:rect draw:style-name="gr18" draw:text-style-name="P1" draw:layer="layout" svg:width="0.484cm" svg:height="0.381cm" svg:x="10.017cm" svg:y="3.255cm">
            <text:p/>
          </draw:rect>
          <draw:line draw:style-name="gr7" draw:text-style-name="P1" draw:layer="layout" svg:x1="10.09cm" svg:y1="3.636cm" svg:x2="10.09cm" svg:y2="3.255cm">
            <text:p/>
          </draw:line>
          <draw:line draw:style-name="gr7" draw:text-style-name="P1" draw:layer="layout" svg:x1="10.186cm" svg:y1="3.636cm" svg:x2="10.186cm" svg:y2="3.255cm">
            <text:p/>
          </draw:line>
          <draw:line draw:style-name="gr7" draw:text-style-name="P1" draw:layer="layout" svg:x1="10.281cm" svg:y1="3.636cm" svg:x2="10.281cm" svg:y2="3.255cm">
            <text:p/>
          </draw:line>
          <draw:line draw:style-name="gr7" draw:text-style-name="P1" draw:layer="layout" svg:x1="10.376cm" svg:y1="3.636cm" svg:x2="10.376cm" svg:y2="3.255cm">
            <text:p/>
          </draw:line>
          <draw:line draw:style-name="gr7" draw:text-style-name="P1" draw:layer="layout" svg:x1="10.852cm" svg:y1="3.636cm" svg:x2="10.852cm" svg:y2="3.255cm">
            <text:p/>
          </draw:line>
          <draw:line draw:style-name="gr7" draw:text-style-name="P1" draw:layer="layout" svg:x1="10.947cm" svg:y1="3.636cm" svg:x2="10.947cm" svg:y2="3.255cm">
            <text:p/>
          </draw:line>
          <draw:line draw:style-name="gr7" draw:text-style-name="P1" draw:layer="layout" svg:x1="11.042cm" svg:y1="3.636cm" svg:x2="11.042cm" svg:y2="3.255cm">
            <text:p/>
          </draw:line>
          <draw:line draw:style-name="gr7" draw:text-style-name="P1" draw:layer="layout" svg:x1="11.138cm" svg:y1="3.636cm" svg:x2="11.138cm" svg:y2="3.255cm">
            <text:p/>
          </draw:line>
          <draw:line draw:style-name="gr7" draw:text-style-name="P1" draw:layer="layout" svg:x1="11.233cm" svg:y1="3.636cm" svg:x2="11.233cm" svg:y2="3.255cm">
            <text:p/>
          </draw:line>
          <draw:line draw:style-name="gr7" draw:text-style-name="P1" draw:layer="layout" svg:x1="11.233cm" svg:y1="3.636cm" svg:x2="11.233cm" svg:y2="3.255cm">
            <text:p/>
          </draw:line>
          <draw:line draw:style-name="gr7" draw:text-style-name="P1" draw:layer="layout" svg:x1="10.471cm" svg:y1="3.636cm" svg:x2="10.471cm" svg:y2="3.255cm">
            <text:p/>
          </draw:line>
          <draw:line draw:style-name="gr7" draw:text-style-name="P1" draw:layer="layout" svg:x1="10.017cm" svg:y1="3.382cm" svg:x2="10.501cm" svg:y2="3.382cm">
            <text:p/>
          </draw:line>
          <draw:line draw:style-name="gr7" draw:text-style-name="P1" draw:layer="layout" svg:x1="10.017cm" svg:y1="3.532cm" svg:x2="10.501cm" svg:y2="3.532cm">
            <text:p/>
          </draw:line>
          <draw:line draw:style-name="gr7" draw:text-style-name="P1" draw:layer="layout" svg:x1="10.803cm" svg:y1="3.532cm" svg:x2="11.287cm" svg:y2="3.532cm">
            <text:p/>
          </draw:line>
          <draw:line draw:style-name="gr7" draw:text-style-name="P1" draw:layer="layout" svg:x1="10.803cm" svg:y1="3.382cm" svg:x2="11.287cm" svg:y2="3.382cm">
            <text:p/>
          </draw:line>
          <draw:rect draw:style-name="gr19" draw:text-style-name="P1" draw:layer="layout" svg:width="0.06cm" svg:height="0.064cm" svg:x="10.501cm" svg:y="3.445cm">
            <text:p/>
          </draw:rect>
          <draw:rect draw:style-name="gr19" draw:text-style-name="P1" draw:layer="layout" svg:width="0.061cm" svg:height="0.063cm" svg:x="10.741cm" svg:y="3.446cm">
            <text:p/>
          </draw:rect>
          <draw:ellipse draw:style-name="gr20" draw:text-style-name="P1" draw:layer="layout" svg:width="0.484cm" svg:height="0.191cm" svg:x="10.421cm" svg:y="3.659cm">
            <text:p/>
          </draw:ellipse>
          <draw:line draw:style-name="gr7" draw:text-style-name="P1" draw:layer="layout" svg:x1="10.44cm" svg:y1="3.763cm" svg:x2="10.682cm" svg:y2="3.954cm">
            <text:p/>
          </draw:line>
          <draw:line draw:style-name="gr7" draw:text-style-name="P1" draw:layer="layout" svg:x1="10.891cm" svg:y1="3.766cm" svg:x2="10.682cm" svg:y2="3.954cm">
            <text:p/>
          </draw:line>
          <draw:line draw:style-name="gr7" draw:text-style-name="P1" draw:layer="layout" svg:x1="10.622cm" svg:y1="3.699cm" svg:x2="10.682cm" svg:y2="3.953cm">
            <text:p/>
          </draw:line>
          <draw:line draw:style-name="gr7" draw:text-style-name="P1" draw:layer="layout" svg:x1="10.682cm" svg:y1="3.826cm" svg:x2="10.682cm" svg:y2="3.953cm">
            <text:p/>
          </draw:line>
        </draw:g>
        <draw:frame draw:style-name="gr15" draw:layer="layout" svg:width="4.562cm" svg:height="0.962cm" svg:x="8.63cm" svg:y="2.175cm">
          <draw:text-box>
            <text:p>Satellite Noise</text:p>
          </draw:text-box>
        </draw:frame>
        <draw:g>
          <draw:path draw:style-name="gr9" draw:text-style-name="P1" draw:layer="layout" svg:width="5.446cm" svg:height="1.428cm" draw:transform="skewX (0.164410015537835) rotate (-0.725358837129893) translate (11.5296057224532cm 3.56924969119522cm)" svg:viewBox="0 0 5447 1429" svg:d="m0 952c163-317 258-952 489-952 260 0 292 1071 552 1071 230 0 258-952 488-952 318 0 357 1310 675 1310s355-1310 672-1309c260 0 292 1071 552 1071 288 0 322-1190 611-1190 259 0 292 1071 551 1071 231 0 258-952 489-952 173 0 245 476 368 714">
            <text:p/>
          </draw:path>
          <draw:path draw:style-name="gr9" draw:text-style-name="P1" draw:layer="layout" svg:width="5.148cm" svg:height="1.351cm" draw:transform="skewX (0.152018177848677) rotate (-0.731467489511872) translate (11.4836362545195cm 3.5838220924025cm)" svg:viewBox="0 0 5149 1352" svg:d="m0 901c154-300 245-901 463-901 245 0 275 1014 521 1014 218 0 244-901 462-901 300 0 337 1239 637 1239s336-1239 636-1239c246 0 276 1013 521 1013 273 0 306-1126 579-1126 245 0 275 1014 520 1014 219 0 245-901 463-901 164 0 232 450 347 675">
            <text:p/>
          </draw:path>
          <draw:path draw:style-name="gr9" draw:text-style-name="P1" draw:layer="layout" svg:width="2.403cm" svg:height="2.654cm" draw:transform="skewX (-0.0038397243543868) rotate (-1.54950330992146) translate (15.2065551337118cm 5.60927609636032cm)" svg:viewBox="0 0 2404 2655" svg:d="m181 2655c-51-224-251-571-155-673 108-114 525 386 633 272 97-102-251-571-155-673 132-140 642 472 774 332s-346-785-214-925c108-115 526 386 634 272 120-127-315-715-195-842 108-114 526 387 634 272 96-101-252-571-156-673 72-76 282 121 423 182">
            <text:p/>
          </draw:path>
        </draw:g>
        <draw:frame draw:style-name="gr15" draw:layer="layout" svg:width="2.327cm" svg:height="0.962cm" svg:x="15.432cm" svg:y="5.893cm">
          <draw:text-box>
            <text:p>ANITA</text:p>
          </draw:text-box>
        </draw:frame>
        <draw:frame draw:style-name="gr21" draw:layer="layout" svg:width="0.502cm" svg:height="0.962cm" svg:x="14.843cm" svg:y="4.826cm">
          <draw:text-box>
            <text:p/>
          </draw:text-box>
        </draw:frame>
        <draw:frame draw:style-name="gr15" draw:layer="layout" svg:width="3.927cm" svg:height="0.962cm" svg:x="15.361cm" svg:y="3.118cm">
          <draw:text-box>
            <text:p>Atmosphere</text:p>
          </draw:text-box>
        </draw:frame>
        <draw:path draw:style-name="gr22" draw:text-style-name="P1" draw:layer="layout" svg:width="30.479cm" svg:height="11.937cm" svg:x="1.254cm" svg:y="13.208cm" svg:viewBox="0 0 30480 11938" svg:d="m0 10489c0-1931 639-3573 2042-5244s3149-2875 5578-3840 4814-1405 7620-1405 5191 440 7620 1405 4175 2168 5578 3840 2042 3313 2042 5244-30480 1932-30480 0z">
          <text:p/>
        </draw:path>
        <draw:frame draw:style-name="gr15" draw:layer="layout" svg:width="3.186cm" svg:height="0.962cm" svg:x="18.145cm" svg:y="21.463cm">
          <draw:text-box>
            <text:p>Ice Sheet</text:p>
          </draw:text-box>
        </draw:frame>
        <draw:frame draw:style-name="gr15" draw:text-style-name="P2" draw:layer="layout" svg:width="5.971cm" svg:height="1.673cm" svg:x="5.699cm" svg:y="20.044cm">
          <draw:text-box>
            <text:p text:style-name="P2">Bedrock</text:p>
            <text:p text:style-name="P2">(Ice sheet cut away</text:p>
          </draw:text-box>
        </draw:frame>
        <draw:g>
          <draw:line draw:style-name="gr9" draw:text-style-name="P1" draw:layer="layout" svg:x1="-1.413cm" svg:y1="23.115cm" svg:x2="5.344cm" svg:y2="17.078cm">
            <text:p/>
          </draw:line>
          <draw:custom-shape draw:style-name="gr13" draw:text-style-name="P1" draw:layer="layout" svg:width="0.381cm" svg:height="0.381cm" draw:transform="rotate (-2.31413205522003) translate (5.639cm 17.0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5.448cm" svg:y1="17.001cm" svg:x2="11.327cm" svg:y2="13.608cm">
            <text:p/>
          </draw:line>
          <draw:line draw:style-name="gr9" draw:text-style-name="P1" draw:layer="layout" svg:x1="5.448cm" svg:y1="17.003cm" svg:x2="9.611cm" svg:y2="11.685cm">
            <text:p/>
          </draw:line>
          <draw:custom-shape draw:style-name="gr14" draw:text-style-name="P1" draw:layer="layout" svg:width="0.381cm" svg:height="2.667cm" draw:transform="rotate (-2.42112073836726) translate (11.478cm 13.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 draw:layer="layout" svg:width="6.043cm" svg:height="1.673cm" svg:x="5.572cm" svg:y="10.033cm">
          <draw:text-box>
            <text:p>Neutrino Interaction</text:p>
            <text:p text:style-name="P1">(within Ice shee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8-24T15:50:01</meta:creation-date>
    <dc:date>2017-08-26T14:25:27</dc:date>
    <dc:creator>Ben Rotter</dc:creator>
    <meta:editing-duration>P1DT22H3M54S</meta:editing-duration>
    <meta:editing-cycles>7</meta:editing-cycles>
    <meta:generator>OpenOffice/4.0.0$Unix OpenOffice.org_project/400m3$Build-9702</meta:generator>
    <meta:document-statistic meta:object-count="105"/>
  </office:meta>
</office:document-meta>
</file>